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MS Mincho'"/>
    <style:font-face style:name="Lohit Hindi" svg:font-family="'Lohit Hindi'" style:font-pitch="variable"/>
    <style:font-face style:name="WenQuanYi Micro Hei1" svg:font-family="'WenQuanYi Micro Hei'" style:font-pitch="variable"/>
    <style:font-face style:name="WenQuanYi Micro Hei" svg:font-family="'WenQuanYi Micro He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12cm" style:contextual-spacing="false" fo:hyphenation-ladder-count="no-limit"/>
      <style:text-properties fo:hyphenate="false" fo:hyphenation-remain-char-count="2" fo:hyphenation-push-char-count="2"/>
    </style:style>
    <style:style style:name="P2" style:family="paragraph" style:parent-style-name="Standard">
      <style:text-properties style:font-size-complex="14pt"/>
    </style:style>
    <style:style style:name="P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Text_20_body">
      <style:paragraph-properties fo:margin-top="0cm" fo:margin-bottom="0.212cm" style:contextual-spacing="false" fo:hyphenation-ladder-count="no-limit"/>
      <style:text-properties fo:hyphenate="false" fo:hyphenation-remain-char-count="2" fo:hyphenation-push-char-count="2"/>
    </style:style>
    <style:style style:name="P5" style:family="paragraph" style:parent-style-name="Titre1" style:master-page-name="Standard">
      <style:paragraph-properties style:page-number="auto" fo:break-before="page"/>
    </style:style>
    <style:style style:name="P6" style:family="paragraph" style:parent-style-name="Text_20_body">
      <style:paragraph-properties fo:margin-top="0cm" fo:margin-bottom="0.212cm" style:contextual-spacing="false" fo:hyphenation-ladder-count="no-limit"/>
      <style:text-properties fo:hyphenate="false" fo:hyphenation-remain-char-count="2" fo:hyphenation-push-char-count="2"/>
    </style:style>
    <style:style style:name="T1" style:family="text">
      <style:text-properties style:font-size-complex="14pt"/>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0e8d59"/>
    </style:style>
    <style:style style:name="T4" style:family="text">
      <style:text-properties officeooo:rsid="0012c254"/>
    </style:style>
  </office:automatic-styles>
  <office:body>
    <office:text text:use-soft-page-breaks="true">
      <office:forms form:automatic-focus="false" form:apply-design-mode="false"/>
      <text:tracked-changes>
        <text:changed-region xml:id="ct78028736" text:id="ct78028736">
          <text:insertion>
            <office:change-info>
              <dc:creator>Auteur inconnu</dc:creator>
              <dc:date>2015-09-11T11:36:00</dc:date>
            </office:change-info>
          </text:insertion>
        </text:changed-region>
        <text:changed-region xml:id="ct77982560" text:id="ct77982560">
          <text:deletion>
            <office:change-info>
              <dc:creator>Auteur inconnu</dc:creator>
              <dc:date>2015-09-11T11:36:00</dc:date>
            </office:change-info>
            <text:p text:style-name="P1">3</text:p>
          </text:deletion>
        </text:changed-region>
        <text:changed-region xml:id="ct77966624" text:id="ct77966624">
          <text:insertion>
            <office:change-info>
              <dc:creator>Auteur inconnu</dc:creator>
              <dc:date>2015-09-11T11: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text:p>
      <text:p text:style-name="P2">L'expérience à laquelle vous allez participer est destinée à l'étude de la prise de décision. Nous vous demandons de lire attentivement les instructions, elles doivent vous permettre de bien comprendre l'expérience. Lorsque tous les participants auront lu ces instructions un expérimentateur procédera à une relecture à voix haute.</text:p>
      <text:p text:style-name="P2">Toutes vos décisions seront traitées de façon anonyme. Vous indiquerez vos choix à l'ordinateur devant lequel vous êtes assis(e).</text:p>
      <text:p text:style-name="Standard">Au cours de l’expérience vous allez accumuler des gains, exprimés en ecus. A la fin de l’expérience ces gains seront convertis en euros selon un taux de conversion qui est précisé à la fin de ces instructions. Votre gain en euros vous sera versé en liquide.</text:p>
      <text:p text:style-name="P2"/>
      <text:p text:style-name="P2">A partir de maintenant nous vous demandons de ne plus parler. Si vous avez une question levez la main et un expérimentateur viendra vous répondre en privé.</text:p>
      <text:list xml:id="list2720655181629836869" text:style-name="WW8Num2">
        <text:list-item>
          <text:h text:style-name="Heading_20_1" text:outline-level="1">Cadre général</text:h>
        </text:list-item>
      </text:list>
      <text:p text:style-name="P2">Au début de l'expérience l'ordinateur central va former aléatoirement des groupes de 4. La composition de ces groupes restera identique pour toute l'expérience. Vous ne pouvez pas identifier les autres membres de votre groupe et ces derniers ne peuvent pas vous identifier.</text:p>
      <text:p text:style-name="P2"/>
      <text:p text:style-name="P2">L'expérience comporte 10 périodes. Chaque période se déroule de manière identique. Au début de chaque période, vous, ainsi que les trois autres membres de votre groupe, disposez de 20 jetons que vous devez entièrement répartir entre deux comptes : votre compte individuel et un compte collectif commun à tous les membres du groupe. </text:p>
      <text:list xml:id="list113659299232361" text:continue-numbering="true" text:style-name="WW8Num2">
        <text:list-item>
          <text:h text:style-name="Heading_20_1" text:outline-level="1">Fonctionnement des comptes</text:h>
          <text:list>
            <text:list-item>
              <text:h text:style-name="Heading_20_2" text:outline-level="2">Compte Individuel</text:h>
            </text:list-item>
          </text:list>
        </text:list-item>
      </text:list>
      <text:p text:style-name="Standard"><text:span text:style-name="T1">Chaque jeton que vous placez sur votre compte individuel vous rapporte 1 ecu, à vous et à vous seul(e). </text:span>De même, si un membre de votre groupe place un jeton sur son compte individuel cela lui rapporte 1 ecu, à lui et à lui seul. </text:p>
      <text:p text:style-name="P3"/>
      <text:p text:style-name="Text_20_body"><text:span text:style-name="T2">Exemple 1:</text:span> Vous placez 5 jetons sur votre compte individuel, votre gain issu de <text:s/><text:span text:style-name="T3">votre</text:span> compte individuel sera de 5 ecus. </text:p>
      <text:p text:style-name="Text_20_body"/>
      <text:list xml:id="list113658842946725" text:continue-numbering="true" text:style-name="WW8Num2">
        <text:list-item>
          <text:list>
            <text:list-item>
              <text:h text:style-name="Heading_20_2" text:outline-level="2">Compte Collectif</text:h>
            </text:list-item>
          </text:list>
        </text:list-item>
      </text:list>
      <text:p text:style-name="Text_20_body">Le compte collectif est commun à tous les membres du groupe, c'est à dire vous et les 3 autres membres de votre groupe. Chaque jeton que vous placez sur le compte <text:soft-page-break/>collectif rapporte 0.5 ecu à chaque membre du groupe. De même, si un membre de votre groupe place 1 jeton sur le compte collectif cela rapporte 0.5 ecu à chaque membre du groupe. </text:p>
      <text:p text:style-name="Text_20_body"/>
      <text:p text:style-name="Text_20_body"><text:span text:style-name="T2">Exemple 2:</text:span> Vous placez 2 jetons sur le compte collectif et les autres membres de votre groupe placent respectivement 3, 0 et 7 jetons sur ce compte. Le gain issu du compte collectif pour chaque membre du groupe est égal à : 0.5 x (2 + 3 + 0 + 7), soit 6 ecus. </text:p>
      <text:p text:style-name="Text_20_body"/>
      <text:p text:style-name="Text_20_body">Votre gain pour la période est égal à la somme de votre gain issu de votre compte individuel et de votre gain issu du compte collectif.</text:p>
      <text:p text:style-name="Text_20_body"/>
      <text:p text:style-name="Text_20_body"><text:span text:style-name="T2">Exemple 3 </text:span>: Vous placez 7 jetons sur votre compte individuel et 13 jetons sur le compte collectif. Les autres membres de votre groupe placent respectivement 3, 8, <text:s/>et 5 jetons sur le compte collectif. Votre gain pour la période est de 7 + (13 + 3 + 8 + 5) x 0.5 = 21.50 ecus.</text:p>
      <text:list xml:id="list113660148204504" text:continue-numbering="true" text:style-name="WW8Num2">
        <text:list-item>
          <text:h text:style-name="Heading_20_1" text:outline-level="1">Déroulement de l’expérience</text:h>
        </text:list-item>
      </text:list>
      <text:p text:style-name="Text_20_body">Chaque période se déroule de manière identique. En début de période vous disposez de 20 jetons, que vous devez entièrement répartir entre votre compte individuel et le compte collectif. Vous saisissez à l'écran uniquement le nombre de jetons que vous placez sur le compte collectif, les jetons restant sont automatiquement placés sur votre compte individuel. </text:p>
      <text:p text:style-name="Text_20_body">Tous les membres du groupe prennent leur décision simultanément. Lorsque tous les membres du groupe ont pris leur décision un écran « récapitulatif » s'affiche. Cet écran vous communique, pour la période en cours, le nombre de jetons que vous avez placés sur chacun des deux comptes, le nombre total de jetons placé<text:span text:style-name="T3">s</text:span> par votre groupe sur le compte collectif puis votre gain pour la période.</text:p>
      <text:p text:style-name="Text_20_body">A tout moment, en cliquant sur le bouton « Historique » vous pouvez accéder à l'historique des périodes précédentes. L’historique affiche, pour chaque période passée, le nombre de jetons que vous avez placés sur votre compte individuel et sur le compte collectif, le nombre total de jetons placés par votre groupe sur le compte collectif, votre gain pour la période et votre gain cumulé depuis la première période. </text:p>
      <text:list xml:id="list113659470139082" text:continue-numbering="true" text:style-name="WW8Num2">
        <text:list-item>
          <text:h text:style-name="Heading_20_1" text:outline-level="1">Derniers détails</text:h>
        </text:list-item>
      </text:list>
      <text:p text:style-name="P1">Votre gain en ecus pour l'expérience est égal à votre gain cumulé sur les 10 périodes. Le taux de conversion des ecus en euros est 10 ecus = 0.<text:change-start text:change-id="ct78028736"/><text:span text:style-name="T4">4</text:span><text:change-end text:change-id="ct78028736"/><text:change text:change-id="ct77982560"/><text:change-start text:change-id="ct77966624"/><text:span text:style-name="T4">0</text:span><text:change-end text:change-id="ct77966624"/> eu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MS Mincho'"/>
    <style:font-face style:name="Lohit Hindi" svg:font-family="'Lohit Hindi'" style:font-pitch="variable"/>
    <style:font-face style:name="WenQuanYi Micro Hei1" svg:font-family="'WenQuanYi Micro Hei'" style:font-pitch="variable"/>
    <style:font-face style:name="WenQuanYi Micro Hei" svg:font-family="'WenQuanYi Micro He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text-align="justify" style:justify-single-word="false"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4pt" fo:language="fr" fo:country="FR" style:letter-kerning="true" style:font-name-asian="WenQuanYi Micro Hei" style:font-family-asian="'WenQuanYi Micro Hei', 'MS Mincho'" style:font-pitch-asian="variable" style:font-size-asian="14pt" style:language-asian="zh" style:country-asian="CN" style:font-name-complex="Lohit Hindi1" style:font-family-complex="'Lohit Hindi', 'MS Mincho'"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fo:hyphenate="false" fo:hyphenation-remain-char-count="2" fo:hyphenation-push-char-count="2"/>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2" fo:hyphenation-push-char-count="2"/>
    </style:style>
    <style:style style:name="Titre1" style:family="paragraph" style:parent-style-name="Standard" style:next-style-name="Text_20_body">
      <style:paragraph-properties fo:margin-top="0cm" fo:margin-bottom="1cm" style:contextual-spacing="false" fo:text-align="center" style:justify-single-word="false" fo:hyphenation-ladder-count="no-limit" fo:keep-with-next="always"/>
      <style:text-properties fo:font-size="18pt" fo:font-weight="bold" style:font-size-asian="18pt" style:font-weight-asian="bold" style:font-size-complex="14pt" fo:hyphenate="false" fo:hyphenation-remain-char-count="2" fo:hyphenation-push-char-count="2"/>
    </style:style>
    <style:style style:name="Heading_20_1" style:display-name="Heading 1" style:family="paragraph" style:parent-style-name="Titre1" style:next-style-name="Text_20_body" style:default-outline-level="1" style:list-style-name="WW8Num2" style:class="text">
      <style:paragraph-properties fo:margin-top="1cm" fo:margin-bottom="0.499cm" style:contextual-spacing="false" fo:text-align="start" style:justify-single-word="false" fo:hyphenation-ladder-count="no-limit"/>
      <style:text-properties fo:font-size="16pt" style:font-size-asian="16pt" style:font-weight-complex="bold" fo:hyphenate="false" fo:hyphenation-remain-char-count="2" fo:hyphenation-push-char-count="2"/>
    </style:style>
    <style:style style:name="Heading_20_2" style:display-name="Heading 2" style:family="paragraph" style:parent-style-name="Titre1" style:next-style-name="Text_20_body" style:default-outline-level="2" style:list-style-name="WW8Num2" style:class="text">
      <style:paragraph-properties fo:margin-top="0cm" fo:margin-bottom="0.499cm" style:contextual-spacing="false"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WW8Num1"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ormal1" style:family="paragraph">
      <style:paragraph-properties style:line-height-at-least="0.176cm"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fr" fo:country="FR" style:letter-kerning="true" style:font-name-asian="WenQuanYi Micro Hei" style:font-family-asian="'WenQuanYi Micro Hei', 'MS Mincho'" style:font-pitch-asian="variable" style:font-size-asian="12pt" style:language-asian="zh" style:country-asian="CN" style:font-name-complex="Lohit Hindi1" style:font-family-complex="'Lohit Hindi', 'MS Mincho'" style:font-size-complex="12pt" style:language-complex="hi" style:country-complex="IN" fo:hyphenate="false" fo:hyphenation-remain-char-count="2" fo:hyphenation-push-char-count="2"/>
    </style:style>
    <style:style style:name="Texte_20_de_20_bulles" style:display-name="Texte de bulles" style:family="paragraph" style:parent-style-name="Normal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Police_20_par_20_défaut" style:display-name="Police par défaut" style:family="text"/>
    <style:style style:name="Police_20_par_20_défaut1" style:display-name="Police par défaut1" style:family="text"/>
    <style:style style:name="Texte_20_de_20_bulles_20_Car" style:display-name="Texte de bulles Car" style:family="text" style:parent-style-name="Police_20_par_20_défaut1">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meta:initial-creator>
    <meta:creation-date>2012-04-26T11:22:00</meta:creation-date>
    <dc:date>2015-09-11T11:36:58.266699529</dc:date>
    <meta:editing-cycles>8</meta:editing-cycles>
    <meta:editing-duration>PT16M14S</meta:editing-duration>
    <meta:generator>LibreOffice/4.2.8.2$Linux_X86_64 LibreOffice_project/420m0$Build-2</meta:generator>
    <meta:document-statistic meta:table-count="0" meta:image-count="0" meta:object-count="0" meta:page-count="2" meta:paragraph-count="23" meta:word-count="735" meta:character-count="4282" meta:non-whitespace-character-count="3560"/>
  </office:meta>
</office:document-meta>
</file>